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To <text:span text:style-name="T57">previous</text:span> <text:span text:style-name="T57">e</text:span>dition<text:span text:style-name="T52">s</text:span><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chno,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znam</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click or right-click depending on computer setup</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jiný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F5</text:span></text:p>
            </table:table-cell>
            <table:table-cell table:style-name="Table1.A2" office:value-type="string">
              <text:p text:style-name="P23">Otevřet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ální znaky<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Většinu dat je možné v programu Calc <text:span text:style-name="T65">zadávat</text:span> pomocí klávesnice. </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Například pro 4 desetinná místa zadám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Pokud chceme vytvořit odstavec, stikneme </text:span><text:span text:style-name="Keystroke"><text:span text:style-name="T5">Ctrl+Enter</text:span></text:span><text:span text:style-name="T5"> a vytvoříme další odstavec.</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Změna formátu datumu a času, který Calc používá:</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ální znaky<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Výjimky</text:p>
      <text:p text:style-name="Text_20_body_20_indent">Určíme zkratky nebo kombinace písmen, které se nemají automaticky nahrazo<text:span text:style-name="T76">vat</text:span>.</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Pokud chceme vidět více návrhů pro dokončení, použijeme kombinaci kláves </text:span><text:span text:style-name="Keystroke"><text:span text:style-name="T5">Ctrl</text:span></text:span><text:span text:style-name="T5">+</text:span><text:span text:style-name="Keystroke"><text:span text:style-name="T5">Tab</text:span></text:span><text:span text:style-name="T5"> pro posun vpřed nebo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pro posun zpět.</text:span></text:p>
        </text:list-item>
        <text:list-item>
          <text:p text:style-name="Numbering_20_1"><text:span text:style-name="T5">Chceme-li zobrazit seznam všech dostupných textů pro automatické dokončování v aktuálním sloupci, stiksneme kombinaci kláves </text:span><text:span text:style-name="Keystroke"><text:span text:style-name="T5">Alt</text:span></text:span><text:span text:style-name="Emphasis"><text:span text:style-name="T5">+</text:span></text:span><text:span text:style-name="Keystroke"><text:span text:style-name="T5">šipka dolů</text:span></text:span><text:span text:style-name="T5">.</text:span></text:p>
        </text:list-item>
      </text:list>
      <text:p text:style-name="P5">Pokud zadáváme vzorce a používáme znaky, které odpovídají dříve zadaným položkám, zobrazí se tip nápovědy se seznamem desti naposledy použitých funkcí z Průvodce funkcí, ze všech pojmenovaných oblastí a z obsahu pojmenovaných oblastí.</text:p>
      <text:p text:style-name="P5">Automatické dokončování ignoruje při zadávání dat velikost písmen. If, for example, you have written "Total" in a cell, you cannot then enter "total" in another cell of the same column without first deactivating AutoInput.</text:p>
      <text:p text:style-name="Text_20_body"><text:span text:style-name="T5">Ve výchozím nastavení je funkce Automatického dokončení v programu Calc aktivní. Pro vypnutí </text:span><text:span text:style-name="T31">této funkce</text:span><text:span text:style-name="T5"> zvolíme</text:span> <text:span text:style-name="Strong_20_Emphasis"><text:span text:style-name="T5"/></text:span><text:span text:style-name="T5"> v </text:span><text:span text:style-name="T15">h</text:span><text:span text:style-name="T5">lavní nabídce Nástroje a zrušíme zaškrtnutí volby </text:span><text:span text:style-name="Strong_20_Emphasis"><text:span text:style-name="T5">Automatické dokončování</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Můžeme vybrat sousedící buňky a sloučit je do jedné takto:</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Sloučení buněk může způsobit chyby výpočtu ve vzorcích v tabulce.</text:p>
      <text:h text:style-name="Heading_20_2" text:outline-level="2"><text:bookmark-start text:name="__RefHeading___Toc3498_208225428"/>Splitting<text:bookmark-end text:name="__RefHeading___Toc3498_208225428"/></text:h>
      <text:p text:style-name="P5">Rozdělit můžeme pouze buňky, které vznikly sloučením několika buněk.</text:p>
      <text:list xml:id="list215655794533412" text:continue-list="list215654553516691" text:style-name="Numbering_20_1">
        <text:list-item text:start-value="1">
          <text:p text:style-name="Numbering_20_1">Vybereme sloučenou buňku.</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Označíme buňku nebo oblast buněk.</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Vybereme buňku nebo oblast buněk.</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Vybereme cílovou buňku nebo oblast buněk.</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Do buňky můžeme vložit pole spojené s datem, názvem listu nebo názvem dokumentu.</text:p>
      <text:list xml:id="list215655571628785" text:continue-list="list215654883649219" text:style-name="Numbering_20_1">
        <text:list-item text:start-value="1">
          <text:p text:style-name="Numbering_20_1">Vybereme buňky a dvojklikem aktivujeme editační mód.</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Pole jsou aktualizována ve chvíli, kdy dojde k uložení sešitu nebo když použijeme klávesovou zkratku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Vybereme buňku nebo oblast buněk.</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Vybereme buňku nebo oblast buněk.</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Klepneme </text:span><text:span text:style-name="Strong_20_Emphasis">na tlačítko<text:span text:style-name="T5"> 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u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A filter is a list of conditions that each entry has to meet to be displayed. Calc provides three types of filter:</text:p>
      <text:p text:style-name="P15"><text:span text:style-name="Strong_20_Emphasis">Standard</text:span> <text:span text:style-name="T38">–</text:span> Specifies the logical conditions to filter the data.</text:p>
      <text:p text:style-name="P15"><text:span text:style-name="Strong_20_Emphasis">AutoFilter</text:span> <text:span text:style-name="T38">–</text:span> Filters data according to a specific value or string. Automatically filters the selected cell range and creates one-row list boxes where you can choose the items that you want to display.</text:p>
      <text:p text:style-name="P15"><text:span text:style-name="Strong_20_Emphasis">Advanced</text:span> <text:span text:style-name="T38">–</text:span> Uses filter criteria from specified cells.</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